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fo:font-variant="normal" fo:text-transform="none" fo:color="#000000" style:font-name="Helvetica" fo:font-size="12pt" fo:letter-spacing="normal" fo:font-style="normal"/>
    </style:style>
    <style:style style:name="P2"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3"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4" style:family="paragraph" style:parent-style-name="Heading_20_3">
      <style:text-properties fo:font-variant="normal" fo:text-transform="none" fo:color="#000000" style:font-name="Helvetica" fo:font-size="12pt" fo:letter-spacing="normal" fo:font-style="normal"/>
    </style:style>
    <style:style style:name="P5" style:family="paragraph" style:parent-style-name="Text_20_body" style:list-style-name="L1">
      <loext:graphic-properties draw:fill="none" draw:fill-color="#ffffff" draw:opacity="100%"/>
      <style:paragraph-properties fo:margin-left="0cm" fo:margin-right="0cm" fo:margin-top="0cm" fo:margin-bottom="0cm" loext:contextual-spacing="false" style:line-height-at-least="0.37cm" fo:orphans="2" fo:widows="2" fo:text-indent="0cm" style:auto-text-indent="false" fo:background-color="transparent" fo:padding="0cm" fo:border="none"/>
    </style:style>
    <style:style style:name="P6" style:family="paragraph" style:parent-style-name="Text_20_body" style:list-style-name="L2">
      <loext:graphic-properties draw:fill="none" draw:fill-color="#ffffff" draw:opacity="100%"/>
      <style:paragraph-properties fo:margin-left="0cm" fo:margin-right="0cm" fo:margin-top="0cm" fo:margin-bottom="0cm" loext:contextual-spacing="false" style:line-height-at-least="0.37cm" fo:orphans="2" fo:widows="2" fo:text-indent="0cm" style:auto-text-indent="false" fo:background-color="transparent" fo:padding="0cm" fo:border="none"/>
    </style:style>
    <style:style style:name="P7" style:family="paragraph">
      <style:paragraph-properties fo:margin-left="0cm" fo:margin-right="0cm" fo:margin-top="0cm" fo:margin-bottom="0.265cm" style:line-height-at-least="0.423cm" fo:text-indent="0cm"/>
    </style:style>
    <style:style style:name="P8" style:family="paragraph">
      <style:paragraph-properties fo:margin-left="0cm" fo:margin-right="0cm" fo:margin-top="0cm" fo:margin-bottom="0cm" style:line-height-at-least="0.37cm" fo:text-indent="0cm"/>
    </style:style>
    <style:style style:name="T1" style:family="text">
      <style:text-properties fo:font-variant="normal" fo:text-transform="none" fo:color="#000000" style:font-name="Helvetica" fo:font-size="10.5pt" fo:letter-spacing="normal" fo:font-style="normal" fo:font-weight="normal"/>
    </style:style>
    <style:style style:name="T2" style:family="text">
      <style:text-properties fo:font-variant="normal" fo:text-transform="none" fo:color="#000000" style:font-name="Helvetica" fo:font-size="10.5pt" fo:letter-spacing="normal" fo:font-style="normal" fo:font-weight="normal" fo:background-color="transparent" loext:char-shading-value="0" loext:padding="0cm" loext:border="none"/>
    </style:style>
    <style:style style:name="T3" style:family="text">
      <style:text-properties fo:font-variant="normal" fo:text-transform="none" fo:color="#1c4aa0" style:text-line-through-style="none" style:text-line-through-type="none" style:font-name="Helvetica" fo:font-size="10.5pt" fo:letter-spacing="normal" fo:font-style="normal" style:text-underline-style="none" fo:font-weight="normal" style:text-blinking="false" fo:background-color="transparent" loext:char-shading-value="0" loext:padding="0cm" loext:border="none"/>
    </style:style>
    <style:style style:name="T4" style:family="text">
      <style:text-properties fo:font-variant="normal" fo:text-transform="none" fo:color="#ce181e" style:font-name="Helvetica" fo:font-size="10.5pt" fo:letter-spacing="normal" fo:font-style="normal" fo:font-weight="normal"/>
    </style:style>
    <style:style style:name="T5" style:family="text">
      <style:text-properties fo:color="#ce181e"/>
    </style:style>
    <style:style style:name="T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a xlink:type="simple" xlink:href="https://rockingsoccer.com/lv/futbols/tos/forum" text:style-name="Internet_20_link" text:visited-style-name="Visited_20_Internet_20_Link">https://rockingsoccer.com/lv/futbols/tos/forum</text:a></text:h>
      <text:h text:style-name="P1" text:outline-level="3">Foruma noteikumi</text:h>
      <text:p text:style-name="P3">Šie noteikumi attiecas uz visām Rocking Soccer foruma sadaļām, spēles iekšējo vēstuļu sistēmu un jebkuru citu spēles sazināšanās veidu.</text:p>
      <text:p text:style-name="P3">Ja redzi kādu pārkāpjam šos noteikumus, lūdzu ziņo par to kādam no moderatoriem. Tas nekādā gadījuma nedod tiesības noteikumus pārkāpt pašam.</text:p>
      <text:h text:style-name="P2" text:outline-level="3">Spams</text:h>
      <text:p text:style-name="P3">Forums un vēstuļu sistēma ir veids, kurā <office:annotation office:name="__Annotation__1_2959414324"><dc:creator>Unknown Author</dc:creator><dc:date>2018-11-09T12:20:15.340000000</dc:date><text:p text:style-name="P7"><text:span text:style-name="T6">spēlētāji</text:span></text:p></office:annotation><text:span text:style-name="T5">spēlētaji</text:span><office:annotation-end office:name="__Annotation__1_2959414324"/> savstarpēji sazinās. Šos saziņas veidus nedrīkst izmantot, lai pievērstu uzmanību savai komandai vai kādam konkrētam spēlētājam, ja to neparedz attiecīgā sadaļa.</text:p>
      <text:list xml:id="list846829218" text:style-name="L1">
        <text:list-item>
          <text:p text:style-name="P5"><text:span text:style-name="Strong_20_Emphasis"><text:span text:style-name="T2">Biļetes</text:span></text:span><text:span text:style-name="T1">: Ir aizliegts publicēt forumā vai nosūtīt privāti biļešu pārdošanas saites. </text:span><office:annotation office:name="__Annotation__6_2959414324"><dc:creator>Unknown Author</dc:creator><dc:date>2018-11-09T12:22:09.724000000</dc:date><text:p text:style-name="P8"><text:span text:style-name="T6">Vienīgais</text:span></text:p></office:annotation><text:span text:style-name="T4">VIenīgais</text:span><office:annotation-end office:name="__Annotation__6_2959414324"/><text:span text:style-name="T1"> izņēmums ir tam </text:span><office:annotation office:name="__Annotation__3_2959414324"><dc:creator>Unknown Author</dc:creator><dc:date>2018-11-09T12:20:43.108000000</dc:date><text:p text:style-name="P8"><text:span text:style-name="T6">īpaši paredzētā</text:span></text:p></office:annotation><text:span text:style-name="T4">īpašī paradzētā</text:span><office:annotation-end office:name="__Annotation__3_2959414324"/><text:span text:style-name="T1"> sadaļa, ar kuras noteikumiem vari iepazīties sīkāk pašā sadaļā. Ja tev ir nepieciešama palīdzība biļešu pārdošanā, tad aplūko šo: </text:span><text:a xlink:type="simple" xlink:href="https://rockingsoccer.com/lv/futbols/help/home/category-10/article-60" text:style-name="Internet_20_link" text:visited-style-name="Visited_20_Internet_20_Link"><text:span text:style-name="T3">Pārdot biļetes</text:span></text:a><text:span text:style-name="T1">.</text:span></text:p>
        </text:list-item>
        <text:list-item>
          <text:p text:style-name="P5"><text:span text:style-name="Strong_20_Emphasis"><text:span text:style-name="T2">Transfēri</text:span></text:span><text:span text:style-name="T1">: Nav atļauts publicēt un privāti sūtīt pārdošanai paredzēto spēlētāju saites, ja vien par šo spēlētāju nav iepriekš izrādīta interese. Izņēmums ir foruma sadaļa, kura ir atvērta transfēru perioda laikā. Šai sadaļai ir strikti noteikumi ar kuriem ir jāiepazīstas, pirms tajā raksti. Šī foruma sadaļa tiek slēgta līdz ar transfēru perioda beigām.</text:span></text:p>
        </text:list-item>
        <text:list-item>
          <text:p text:style-name="P5"><text:span text:style-name="Strong_20_Emphasis"><text:span text:style-name="T2">Valsts izlase</text:span></text:span><text:span text:style-name="T1">: Ja vēlies kļūt par izlases vadītāju, tad tev ir jāaizpilda pieteikuma anketa ar paskaidrojumu kādēļ cilvēkiem par tevi balsot. Ir atļauts arī reklamēt sevi forumā, ja konkrētajai izlasei ir sava foruma sadaļa. Pilnībā aizliegts ir sūtīt privātas vēstules citiem menedžeriem ar lūgumu balsot par tevi izlases vēlēšanās. Pieķertie kandidāti tiks diskvalificēti no vēlēšanām.</text:span></text:p>
        </text:list-item>
        <text:list-item>
          <text:p text:style-name="P5"><text:span text:style-name="Strong_20_Emphasis"><text:span text:style-name="T2">Reklāma</text:span></text:span><text:span text:style-name="T1">: Nedrīkst izmantot forumu, privātās vēstules vai jebkuru citu saziņas līdzekli spēlē, lai reklamētu citas spēlēs, preces, komerciālus produktus, jebko, kas nav saistīts ar Rocking Soccer darbību.</text:span></text:p>
        </text:list-item>
      </text:list>
      <text:h text:style-name="P2" text:outline-level="3">Galvenie foruma noteikumi</text:h>
      <text:list xml:id="list3808005784" text:style-name="L2">
        <text:list-item>
          <text:p text:style-name="P6"><text:span text:style-name="Strong_20_Emphasis"><text:span text:style-name="T2">Pieturies pie tēmas </text:span></text:span><text:span text:style-name="T1">: Seko līdz sadaļā notiekošajai diskusijai. Ja gribi atstāt ziņu par tēmu, kura jau pastāv forumā, tad raksti jau esošajā tēmā. Ja tāda nav, tad droši vari uzsākt jaunu tēmu.</text:span></text:p>
        </text:list-item>
        <text:list-item>
          <text:p text:style-name="P6"><text:span text:style-name="Strong_20_Emphasis"><text:span text:style-name="T2">Nekļūsti personīgs</text:span></text:span><text:span text:style-name="T1">: Atbildi argumentēti</text:span></text:p>
        </text:list-item>
        <text:list-item>
          <text:p text:style-name="P6"><text:span text:style-name="Strong_20_Emphasis"><text:span text:style-name="T2">Tēmas</text:span></text:span><text:span text:style-name="T1">: Rocking Soccer forums drīkst tikt izmantots tikai ar spēli saistītu tēmu aplūkošanai. Vienīgais izņēmums ir reālā futbola sadaļa, kurā vari apspriest šobrīd aktuālo pasaules futbola dzīvē. Īpaši aizliegti ir politiska, seksuāla vai reliģioza rakstura komentāri.</text:span></text:p>
        </text:list-item>
        <text:list-item>
          <text:p text:style-name="P6"><text:span text:style-name="Strong_20_Emphasis"><text:span text:style-name="T2">Adminu jautājumi</text:span></text:span><text:span text:style-name="T1">: Ja tev ir aizdomas, ka kāds pārkāpj šos noteikumus, tad sazinies ar kopienas administratoru, atstājot tam privātu vēstuli. Par šādām lietām netiek runāts publiskā forumā. Saprāta robežās drīkst uzdot jautājumus saistībā ar noteikumiem, bet neminot konkrētus menedžeru vārdus. Ja nepiekrīti kāda admina pieņemtajam lēmumam, vari sazināties ar globālo adminu, kurš izskatīs šo lietu, bet tās nekad netiks apspriestas publiski.</text:span></text:p>
        </text:list-item>
      </text:list>
      <text:h text:style-name="P2" text:outline-level="3">Foruma brīdinājumi un soda veidi</text:h>
      <text:p text:style-name="P3">Administratori ir tiesīgi izdzēst foruma tēmas un sadaļas, kuras neatbilst kādam vai vairākiem no noteikumiem. Ja tavs ieraksts tiks izdzēsts, tad tu saņemsi paskaidrojošu vēstuli no administratora. Uzskati to par brīdinājumu un centies saprast par ko tiki sodīts. Atkārtoti pārkāpumi tiks sodīti bargāk. Neskaidrību gadījumā sazinies ar kopienas administratoru.</text:p>
      <text:p text:style-name="P3">Lietotāji, kuri šos noteikumus neievēro var tikt izslēgti no foruma. Atkarībā no pārkāpuma rakstura var tikt piemērots brīdinājums.</text:p>
      <text:p text:style-name="P3">Administratoram ir tiesības dzēst visus tavus ierakstus spēlē.</text:p>
      <text:p text:style-name="P3">Lietotāji, kuri ir dzēsti no foruma nevar tajos vairs atstāt ziņas, kā arī privātās vēstules var nosūtīt tikai administratoriem un lietotājiem, kurus ir pievienojuši kā draugus.</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2:19:34.421000000</meta:creation-date>
    <dc:date>2018-11-09T14:04:39.022000000</dc:date>
    <meta:editing-duration>PT11M14S</meta:editing-duration>
    <meta:editing-cycles>2</meta:editing-cycles>
    <meta:generator>LibreOffice/6.1.3.2$Windows_X86_64 LibreOffice_project/86daf60bf00efa86ad547e59e09d6bb77c699acb</meta:generator>
    <meta:document-statistic meta:table-count="0" meta:image-count="0" meta:object-count="0" meta:page-count="2" meta:paragraph-count="20" meta:word-count="496" meta:character-count="3518" meta:non-whitespace-character-count="3050"/>
  </office:meta>
</office:document-meta>
</file>